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471" officeooo:paragraph-rsid="001fa471"/>
    </style:style>
    <style:style style:name="P2" style:family="paragraph" style:parent-style-name="Standard">
      <style:text-properties officeooo:rsid="001fa471" officeooo:paragraph-rsid="001fe349"/>
    </style:style>
    <style:style style:name="P3" style:family="paragraph" style:parent-style-name="Standard">
      <style:text-properties fo:font-size="18pt" officeooo:rsid="001fa471" officeooo:paragraph-rsid="001fa471" style:font-size-asian="18pt" style:font-size-complex="18pt"/>
    </style:style>
    <style:style style:name="P4" style:family="paragraph" style:parent-style-name="Standard">
      <style:text-properties fo:font-size="18pt" fo:font-weight="bold" officeooo:rsid="001fa471" officeooo:paragraph-rsid="001fa471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fe349" officeooo:paragraph-rsid="001fe349" style:font-size-asian="18pt" style:font-weight-asian="bold" style:font-size-complex="18pt" style:font-weight-complex="bold"/>
    </style:style>
    <style:style style:name="P6" style:family="paragraph" style:parent-style-name="Text_20_body">
      <style:text-properties officeooo:rsid="002325b7" officeooo:paragraph-rsid="002325b7"/>
    </style:style>
    <style:style style:name="P7" style:family="paragraph" style:parent-style-name="Title">
      <style:paragraph-properties fo:break-before="page"/>
      <style:text-properties officeooo:rsid="002325b7" officeooo:paragraph-rsid="002325b7"/>
    </style:style>
    <style:style style:name="P8" style:family="paragraph" style:parent-style-name="Text_20_body">
      <style:text-properties officeooo:rsid="002325b7" officeooo:paragraph-rsid="0027a360"/>
    </style:style>
    <style:style style:name="P9" style:family="paragraph" style:parent-style-name="Text_20_body">
      <style:text-properties officeooo:rsid="002325b7" officeooo:paragraph-rsid="00291b73"/>
    </style:style>
    <style:style style:name="T1" style:family="text">
      <style:text-properties officeooo:rsid="0024c5b9"/>
    </style:style>
    <style:style style:name="T2" style:family="text">
      <style:text-properties officeooo:rsid="0027a3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etwork Cables</text:p>
      <text:p text:style-name="P4">5G Router</text:p>
      <text:p text:style-name="P4">Internet Ingress</text:p>
      <text:p text:style-name="P5">See Network Diagram</text:p>
      <text:p text:style-name="P3"/>
      <text:p text:style-name="P1">5G Router to SW1</text:p>
      <text:p text:style-name="P1"/>
      <text:p text:style-name="P4">SW1</text:p>
      <text:p text:style-name="P4">Ethernet Switch</text:p>
      <text:p text:style-name="P5">See Network Diagram</text:p>
      <text:p text:style-name="P5"/>
      <text:p text:style-name="P1">SW1 to 5G Router</text:p>
      <text:p text:style-name="P1"/>
      <text:p text:style-name="P1">SW1 to SW2</text:p>
      <text:p text:style-name="P1"/>
      <text:p text:style-name="P4">Access Point 1</text:p>
      <text:p text:style-name="P5">See Network Diagram</text:p>
      <text:p text:style-name="P2">Access Point 1 to SW1 (PoE Port)</text:p>
      <text:p text:style-name="P1"/>
      <text:p text:style-name="P4">Access Point 2</text:p>
      <text:p text:style-name="P5">See Network Diagram</text:p>
      <text:p text:style-name="P2">Access Point 2 to SW2 (PoE Port)</text:p>
      <text:p text:style-name="P1"/>
      <text:p text:style-name="P4">SW2</text:p>
      <text:p text:style-name="P4">Ethernet Switch</text:p>
      <text:p text:style-name="P5">See Network Diagram</text:p>
      <text:p text:style-name="P5"/>
      <text:p text:style-name="P1">SW2 to SW3</text:p>
      <text:p text:style-name="P1">SW2 to Access Point (PoE Port)</text:p>
      <text:p text:style-name="P1"/>
      <text:p text:style-name="P4">SW3</text:p>
      <text:p text:style-name="P4">Ethernet Switch</text:p>
      <text:p text:style-name="P5">See Network Diagram</text:p>
      <text:p text:style-name="P5"/>
      <text:p text:style-name="P1">SW3 to SW2</text:p>
      <text:p text:style-name="P1">SW3 to Gweike Laser</text:p>
      <text:p text:style-name="P1"><text:soft-page-break/>SW3 to Blue Laser</text:p>
      <text:p text:style-name="P1"/>
      <text:p text:style-name="P1"/>
      <text:p text:style-name="P7">Breaker Labels</text:p>
      <text:p text:style-name="P6"/>
      <text:p text:style-name="P6">Breaker: B1 : <text:span text:style-name="T1">Northwest Warehouse Plugs</text:span></text:p>
      <text:p text:style-name="P9">Breaker: B3 : Bathroom</text:p>
      <text:p text:style-name="P9">Breaker: B3 : Bathroom</text:p>
      <text:p text:style-name="P9">Breaker: B3 : Bathroom</text:p>
      <text:p text:style-name="P9">Breaker: B5 : Warehouse <text:span text:style-name="T2">Heater</text:span></text:p>
      <text:p text:style-name="P6">Breaker: B7 : Loft lights and network</text:p>
      <text:p text:style-name="P6">Breaker: B9 : Unterminated (danger)</text:p>
      <text:p text:style-name="P6">Breaker: B11,B13 : 220VAC Under breaker panel</text:p>
      <text:p text:style-name="P6">Breaker: B15,B17 : Mini-split AC unit</text:p>
      <text:p text:style-name="P8">Breaker: B19 : Conference room</text:p>
      <text:p text:style-name="P8">Breaker: B19 : Conference room</text:p>
      <text:p text:style-name="P8">Breaker: B19 : Conference room</text:p>
      <text:p text:style-name="P8">Breaker: B19 : Conference room</text:p>
      <text:p text:style-name="P8">Breaker: B21 : <text:span text:style-name="T1">East Wall “Pop” (Blue&amp;White Laser </text:span><text:span text:style-name="T2">cutter)</text:span></text:p>
      <text:p text:style-name="P6">Breaker: B23 : <text:span text:style-name="T1">East Wall “Crackle” (Gweike)</text:span></text:p>
      <text:p text:style-name="P8">Breaker: B25 : <text:span text:style-name="T1">Northeast Wall 3d printers, “Snap” GlowForge</text:span></text:p>
      <text:p text:style-name="P6">Breaker: B27 : <text:span text:style-name="T1">East Wall Electronics Bench</text:span></text:p>
      <text:p text:style-name="P6">Breaker: B2 : Warehouse Lights</text:p>
      <text:p text:style-name="P6">Breaker: B4, B6 : Water Heater</text:p>
      <text:p text:style-name="P6">Breaker: B8 : <text:span text:style-name="T1">Overhead Power Drop</text:span></text:p>
      <text:p text:style-name="P6">Breaker: B10 : Outside Lights</text:p>
      <text:p text:style-name="P6">Breaker: B12,B14 : Do not turn off/ Unknown(?)</text:p>
      <text:p text:style-name="P6">Breaker: B16,B18 : Bathroom Heater</text:p>
      <text:p text:style-name="P6">Breaker: B20,B22,B24 : Laser Exhaust Fans</text:p>
      <text:p text:style-name="P6">Breaker: B26,B28,B30 : Air Compressor Panel</text:p>
      <text:p text:style-name="P6"/>
      <text:p text:style-name="P6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3:51:21.508460141</meta:creation-date>
    <meta:generator>LibreOffice/24.2.7.2$Linux_X86_64 LibreOffice_project/420$Build-2</meta:generator>
    <dc:date>2026-03-28T17:30:36.595261961</dc:date>
    <meta:editing-duration>PT30M14S</meta:editing-duration>
    <meta:editing-cycles>6</meta:editing-cycles>
    <meta:print-date>2026-03-26T22:50:03.988841058</meta:print-date>
    <meta:document-statistic meta:table-count="0" meta:image-count="0" meta:object-count="0" meta:page-count="4" meta:paragraph-count="53" meta:word-count="233" meta:character-count="1336" meta:non-whitespace-character-count="1156"/>
  </office:meta>
</office:document-meta>
</file>